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91cm"/>
    </style:style>
    <style:style style:name="co3" style:family="table-column">
      <style:table-column-properties fo:break-before="auto" style:column-width="7.987cm"/>
    </style:style>
    <style:style style:name="co4" style:family="table-column">
      <style:table-column-properties fo:break-before="auto" style:column-width="15.921cm"/>
    </style:style>
    <style:style style:name="co5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1020" table:default-cell-style-name="Default"/>
        <table:table-row table:style-name="ro1">
          <table:table-cell table:style-name="ce1" office:value-type="string">
            <text:p>Formulario</text:p>
          </table:table-cell>
          <table:table-cell table:style-name="ce1" office:value-type="string">
            <text:p>Funcionalida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Impacto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Mis Solicitudes</text:p>
          </table:table-cell>
          <table:table-cell office:value-type="string">
            <text:p>Botón Captura Rápida</text:p>
          </table:table-cell>
          <table:table-cell office:value-type="string">
            <text:p>Poner disponible el botón de Captura Rápida en el formulario</text:p>
          </table:table-cell>
          <table:table-cell office:value-type="string">
            <text:p>Funcionalidad adicional</text:p>
          </table:table-cell>
          <table:table-cell table:number-columns-repeated="1020"/>
        </table:table-row>
        <table:table-row table:style-name="ro1">
          <table:table-cell office:value-type="string">
            <text:p>Login</text:p>
          </table:table-cell>
          <table:table-cell office:value-type="string">
            <text:p>Mensaje de error al cargar</text:p>
          </table:table-cell>
          <table:table-cell office:value-type="string">
            <text:p>Retroalimentar al usuario de problemas con Login o Mensaje de usuario registrado</text:p>
          </table:table-cell>
          <table:table-cell office:value-type="string">
            <text:p>Funcionalidad adicional</text:p>
          </table:table-cell>
          <table:table-cell table:number-columns-repeated="1020"/>
        </table:table-row>
        <table:table-row table:style-name="ro1">
          <table:table-cell office:value-type="string">
            <text:p>Matriz de Parámetros</text:p>
          </table:table-cell>
          <table:table-cell office:value-type="string">
            <text:p>Pantallas diversas</text:p>
          </table:table-cell>
          <table:table-cell office:value-type="string">
            <text:p>Las listas de País, ciudad, site, cliente, programa y tipo de contrato deben estar correlacionadas.</text:p>
          </table:table-cell>
          <table:table-cell office:value-type="string">
            <text:p>Funcionalidad adicional</text:p>
          </table:table-cell>
          <table:table-cell table:number-columns-repeated="1020"/>
        </table:table-row>
        <table:table-row table:style-name="ro1">
          <table:table-cell office:value-type="string">
            <text:p>Mis Solicitudes</text:p>
          </table:table-cell>
          <table:table-cell office:value-type="string">
            <text:p>Desplegar todas las solicitudes </text:p>
          </table:table-cell>
          <table:table-cell office:value-type="string">
            <text:p>La pantalla debe desplegar todas la solicitudes no solo las que están Canceladas o En Borrador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1">
          <table:table-cell office:value-type="string">
            <text:p>Mis Autorizaciones</text:p>
          </table:table-cell>
          <table:table-cell office:value-type="string">
            <text:p>Desplegar todas las solicitudes </text:p>
          </table:table-cell>
          <table:table-cell office:value-type="string">
            <text:p>La pantalla debe desplegar todas la solicitudes no solo las que están Pendientes de Autorizar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1">
          <table:table-cell office:value-type="string">
            <text:p>Consulta de Movimientos</text:p>
          </table:table-cell>
          <table:table-cell office:value-type="string">
            <text:p>Reporte de todos los movimientos del período </text:p>
          </table:table-cell>
          <table:table-cell office:value-type="string">
            <text:p>Mostrar todos los movimientos del período actual y del anterior para consulta</text:p>
          </table:table-cell>
          <table:table-cell office:value-type="string">
            <text:p>Informativo para usuari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ptura de Conceptos</text:p>
          </table:table-cell>
          <table:table-cell table:style-name="ce2" office:value-type="string">
            <text:p>Desplegar autorizantes</text:p>
          </table:table-cell>
          <table:table-cell table:style-name="ce2" office:value-type="string">
            <text:p>No está desplegando autorizantes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olicitudes Rápidas</text:p>
          </table:table-cell>
          <table:table-cell table:style-name="ce2" office:value-type="string">
            <text:p>Desplegar el Estatus después Enviar la solicitud</text:p>
          </table:table-cell>
          <table:table-cell table:style-name="ce2" office:value-type="string">
            <text:p>No despliega Estatus de la Solicitud ni desactiva los botones correspondientes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office:value-type="string">
            <text:p>Captura de Conceptos</text:p>
          </table:table-cell>
          <table:table-cell office:value-type="string">
            <text:p>Autorización automática por montos</text:p>
          </table:table-cell>
          <table:table-cell office:value-type="string">
            <text:p>Realizar pruebas de autorizaciones automáticas por montos</text:p>
          </table:table-cell>
          <table:table-cell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chazar solicitud</text:p>
          </table:table-cell>
          <table:table-cell table:style-name="ce2" office:value-type="string">
            <text:p>Captura de motivos</text:p>
          </table:table-cell>
          <table:table-cell table:style-name="ce2" office:value-type="string">
            <text:p>Al rechazar solicitud, capturar motivo de rechazo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utorizar solicitud</text:p>
          </table:table-cell>
          <table:table-cell table:style-name="ce2" office:value-type="string">
            <text:p>Desactivar edición</text:p>
          </table:table-cell>
          <table:table-cell table:style-name="ce2" office:value-type="string">
            <text:p>Al autorizar solicitud, desactivar edición de autorización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utorizacion de Solicitudes</text:p>
          </table:table-cell>
          <table:table-cell table:style-name="ce2" office:value-type="string">
            <text:p>Autorización último nivel</text:p>
          </table:table-cell>
          <table:table-cell table:style-name="ce2" office:value-type="string">
            <text:p>Al autorizar en último nivel, cambiar el estatus de la solicitud y/o empleado-solicitud a autorizada.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</table:table>
      <table:table table:name="Hoja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Hoja1.A2:Hoja1.D1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8">28/07/2019</text:date>, <text:time>22:44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7-28T22:44:42.17</dc:date>
    <meta:editing-duration>PT30M42S</meta:editing-duration>
    <meta:editing-cycles>6</meta:editing-cycles>
    <meta:generator>OpenOffice/4.1.6$Win32 OpenOffice.org_project/416m1$Build-9790</meta:generator>
    <dc:creator>Jesus De los Santos Rodriguez</dc:creator>
    <meta:document-statistic meta:table-count="3" meta:cell-count="52" meta:object-count="0"/>
  </office:meta>
</office:document-meta>
</file>